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2281b0"/>
    </style:style>
    <style:style style:name="P2" style:family="paragraph" style:parent-style-name="Standard">
      <style:text-properties officeooo:paragraph-rsid="0022f5a2"/>
    </style:style>
    <style:style style:name="P3" style:family="paragraph" style:parent-style-name="Standard">
      <style:text-properties officeooo:rsid="0022616b" officeooo:paragraph-rsid="002281b0"/>
    </style:style>
    <style:style style:name="P4" style:family="paragraph" style:parent-style-name="Standard">
      <style:text-properties officeooo:rsid="002d35fb" officeooo:paragraph-rsid="002d35fb"/>
    </style:style>
    <style:style style:name="P5" style:family="paragraph" style:parent-style-name="Standard">
      <style:text-properties officeooo:rsid="002d35fb" officeooo:paragraph-rsid="00334fcc"/>
    </style:style>
    <style:style style:name="P6" style:family="paragraph" style:parent-style-name="Standard">
      <style:text-properties fo:font-style="italic" officeooo:rsid="002a5773" style:font-style-asian="italic" style:font-style-complex="italic"/>
    </style:style>
    <style:style style:name="P7" style:family="paragraph" style:parent-style-name="Standard">
      <style:text-properties fo:font-style="normal" officeooo:rsid="002ebd1f" officeooo:paragraph-rsid="002d35fb" style:font-style-asian="normal" style:font-style-complex="normal"/>
    </style:style>
    <style:style style:name="P8" style:family="paragraph" style:parent-style-name="Standard">
      <style:text-properties fo:font-style="normal" officeooo:rsid="002d35fb" officeooo:paragraph-rsid="002d35fb" style:font-style-asian="normal" style:font-style-complex="normal"/>
    </style:style>
    <style:style style:name="P9" style:family="paragraph" style:parent-style-name="Standard">
      <style:text-properties fo:font-style="normal" officeooo:rsid="002d35fb" officeooo:paragraph-rsid="00334fcc" style:font-style-asian="normal" style:font-style-complex="normal"/>
    </style:style>
    <style:style style:name="P10" style:family="paragraph" style:parent-style-name="Standard">
      <style:text-properties officeooo:paragraph-rsid="002ebd1f"/>
    </style:style>
    <style:style style:name="P11" style:family="paragraph" style:parent-style-name="Standard">
      <style:text-properties officeooo:paragraph-rsid="0031206b"/>
    </style:style>
    <style:style style:name="P12" style:family="paragraph" style:parent-style-name="Standard">
      <style:text-properties officeooo:paragraph-rsid="00221498"/>
    </style:style>
    <style:style style:name="P13" style:family="paragraph" style:parent-style-name="Standard">
      <style:text-properties officeooo:paragraph-rsid="0032116c"/>
    </style:style>
    <style:style style:name="P14" style:family="paragraph" style:parent-style-name="Standard">
      <style:text-properties officeooo:paragraph-rsid="00332e06"/>
    </style:style>
    <style:style style:name="T1" style:family="text">
      <style:text-properties officeooo:rsid="00202232"/>
    </style:style>
    <style:style style:name="T2" style:family="text">
      <style:text-properties officeooo:rsid="00206342"/>
    </style:style>
    <style:style style:name="T3" style:family="text">
      <style:text-properties officeooo:rsid="0020fe48"/>
    </style:style>
    <style:style style:name="T4" style:family="text">
      <style:text-properties officeooo:rsid="0022616b"/>
    </style:style>
    <style:style style:name="T5" style:family="text">
      <style:text-properties officeooo:rsid="0022f5a2"/>
    </style:style>
    <style:style style:name="T6" style:family="text">
      <style:text-properties officeooo:rsid="0023d386"/>
    </style:style>
    <style:style style:name="T7" style:family="text">
      <style:text-properties officeooo:rsid="0028d7cc"/>
    </style:style>
    <style:style style:name="T8" style:family="text">
      <style:text-properties officeooo:rsid="002a577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a5773" style:font-style-asian="italic" style:font-style-complex="italic"/>
    </style:style>
    <style:style style:name="T11" style:family="text">
      <style:text-properties fo:font-style="italic" officeooo:rsid="002bd701" style:font-style-asian="italic" style:font-style-complex="italic"/>
    </style:style>
    <style:style style:name="T12" style:family="text">
      <style:text-properties fo:font-style="italic" officeooo:rsid="002dbd06" style:font-style-asian="italic" style:font-style-complex="italic"/>
    </style:style>
    <style:style style:name="T13" style:family="text">
      <style:text-properties fo:font-style="italic" officeooo:rsid="002ebd1f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bd701" style:font-style-asian="normal" style:font-style-complex="normal"/>
    </style:style>
    <style:style style:name="T16" style:family="text">
      <style:text-properties fo:font-style="normal" officeooo:rsid="002dbd06" style:font-style-asian="normal" style:font-style-complex="normal"/>
    </style:style>
    <style:style style:name="T17" style:family="text">
      <style:text-properties fo:font-style="normal" officeooo:rsid="002ebd1f" style:font-style-asian="normal" style:font-style-complex="normal"/>
    </style:style>
    <style:style style:name="T18" style:family="text">
      <style:text-properties officeooo:rsid="0031206b"/>
    </style:style>
    <style:style style:name="T19" style:family="text">
      <style:text-properties officeooo:rsid="0032116c"/>
    </style:style>
    <style:style style:name="T20" style:family="text">
      <style:text-properties officeooo:rsid="0035e876"/>
    </style:style>
    <style:style style:name="T21" style:family="text">
      <style:text-properties officeooo:rsid="00368d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--- <text:span text:style-name="T18">Benutzer ---</text:span></text:p>
      <text:p text:style-name="P13">→<text:span text:style-name="T7"> $ id Benutzername</text:span></text:p>
      <text:p text:style-name="P13"><text:tab/>→<text:span text:style-name="T7"> Zeigt Gruppenzugehörigkeit, uid und gid an</text:span></text:p>
      <text:p text:style-name="P14"/>
      <text:p text:style-name="P14">→<text:span text:style-name="T1"> alle Benutzer anzeigen lassen: $ vi /etc/passwd</text:span></text:p>
      <text:p text:style-name="P5"><text:span text:style-name="T15"><text:tab/>→</text:span><text:span text:style-name="T14"> In /</text:span><text:span text:style-name="T9">etc</text:span><text:span text:style-name="T14">/passwd werden die Benutzerinformationen abgelegt.</text:span></text:p>
      <text:p text:style-name="P5"><text:span text:style-name="T14"><text:tab/>→</text:span><text:span text:style-name="T16"> In /</text:span><text:span text:style-name="T12">etc</text:span><text:span text:style-name="T16">/shadow werden die Kennwortinformationen abgelegt.</text:span><text:span text:style-name="T14"><text:tab/></text:span></text:p>
      <text:p text:style-name="P9"/>
      <text:p text:style-name="P10">→<text:span text:style-name="T1"> Neuen Benutzer hinzufügen: $ sudo adduser Benutzername</text:span></text:p>
      <text:p text:style-name="P2"/>
      <text:p text:style-name="P2">→<text:span text:style-name="T2"> Password ändern mit: $ sudo passwd Benutzername</text:span></text:p>
      <text:p text:style-name="P2"/>
      <text:p text:style-name="P2">→<text:span text:style-name="T5"> Besitzer einer Datei ändern: $ sudo chown Benutzername Dateiname <text:s/>// chown→ change <text:tab/>ownership</text:span></text:p>
      <text:p text:style-name="P2"/>
      <text:p text:style-name="P2">→ <text:span text:style-name="T18">Benutzer einer Gruppe zuordnen: $ sudo usermod -aG &lt;Gruppe&gt; &lt;Benutzername&gt;</text:span></text:p>
      <text:p text:style-name="P11"><text:tab/>→ <text:span text:style-name="T18">usermod: verändert ein Benutzerkonto </text:span><text:span text:style-name="T20">(usermodification)</text:span><text:span text:style-name="T18">.</text:span></text:p>
      <text:p text:style-name="P11"><text:tab/>→ -<text:span text:style-name="T18">a steht für append und fügt den Benutzer </text:span><text:span text:style-name="T21">etwas hinzu bspw. eine Gruppe</text:span><text:span text:style-name="T18">.</text:span></text:p>
      <text:p text:style-name="P11"><text:tab/>→ -<text:span text:style-name="T18">G steht für Group und muss angegeben werden, damit usermod weis, dass eine </text:span></text:p>
      <text:p text:style-name="P11"><text:tab/><text:tab/><text:span text:style-name="T18">Opperation auf Gruppen gemeint ist.</text:span></text:p>
      <text:p text:style-name="P11"><text:tab/>→ <text:span text:style-name="T19">Damit Änderung wirksam wird, entweder Neustart oder $ newgrp &lt;Gruppe&gt;</text:span></text:p>
      <text:p text:style-name="P11"/>
      <text:p text:style-name="Standard">--- <text:span text:style-name="T18">Gruppen ---</text:span></text:p>
      <text:p text:style-name="Standard">→<text:span text:style-name="T3"> Neue Gruppe erstellen: $ sudo addgroup Gruppenname</text:span></text:p>
      <text:p text:style-name="P11"/>
      <text:p text:style-name="P11">→<text:span text:style-name="T4"> Gruppe löschen: $ sudo groupdel Gruppenname</text:span></text:p>
      <text:p text:style-name="P1"/>
      <text:p text:style-name="P1">→<text:span text:style-name="T6"> Datei einer anderen Gruppe zuweisen: $ sudo chgrp Gruppenname Benutzername</text:span></text:p>
      <text:p text:style-name="P3"/>
      <text:p text:style-name="P3">→ Benutzer aus Gruppe löschen: $ sudo deluser Benutzername Gruppenname<text:tab/></text:p>
      <text:p text:style-name="P12"/>
      <text:p text:style-name="Standard">→<text:span text:style-name="T1"> alle Gruppen anzeigen lassen: $ vi /etc/group</text:span></text:p>
      <text:p text:style-name="Standard"/>
      <text:p text:style-name="Standard">→<text:span text:style-name="T8"> /</text:span><text:span text:style-name="T10">etc/group</text:span></text:p>
      <text:p text:style-name="P6"><text:tab/>→ alle gruppen sind hier aufgelistet</text:p>
      <text:p text:style-name="Standard"><text:span text:style-name="T10"><text:tab/>→</text:span><text:span text:style-name="T11"> sambashare:x:128:tom</text:span></text:p>
      <text:p text:style-name="Standard"><text:span text:style-name="T11"><text:tab/><text:tab/>→ </text:span><text:span text:style-name="T15">In Gruppe samashare mit der gid 128 befindet sich der Benutzer tom</text:span></text:p>
      <text:p text:style-name="P8"/>
      <text:p text:style-name="P4"><text:span text:style-name="T14">→</text:span><text:span text:style-name="T17"> user die sich in der Gruppe sudo befinden, können mit dem befehl sudo (switched user) all</text:span></text:p>
      <text:p text:style-name="P7"><text:tab/>befehle ausführen.</text:p>
      <text:p text:style-name="P4"><text:span text:style-name="T17"><text:tab/>→steht in /</text:span><text:span text:style-name="T13">etc</text:span><text:span text:style-name="T17">/sudoers</text:span></text:p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8-08T19:00:48.597835730</meta:creation-date>
    <meta:generator>LibreOffice/7.4.6.2$Linux_X86_64 LibreOffice_project/40$Build-2</meta:generator>
    <dc:date>2023-05-28T17:41:35.686245916</dc:date>
    <meta:editing-duration>PT3H33M46S</meta:editing-duration>
    <meta:editing-cycles>27</meta:editing-cycles>
    <meta:document-statistic meta:table-count="0" meta:image-count="0" meta:object-count="0" meta:page-count="1" meta:paragraph-count="28" meta:word-count="219" meta:character-count="1429" meta:non-whitespace-character-count="1218"/>
  </office:meta>
</office:document-meta>
</file>